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93f94" officeooo:paragraph-rsid="00193f94"/>
    </style:style>
    <style:style style:name="P2" style:family="paragraph" style:parent-style-name="Standard">
      <style:text-properties officeooo:rsid="00193f94" officeooo:paragraph-rsid="00193f94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93f94" officeooo:paragraph-rsid="00193f94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93f94" officeooo:paragraph-rsid="00193f9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3f94" officeooo:paragraph-rsid="00193f94" style:font-weight-asian="bold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93f94" officeooo:paragraph-rsid="00193f9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3f94" officeooo:paragraph-rsid="00193f94" style:font-size-asian="36pt" style:font-weight-asian="normal" style:font-size-complex="3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193f94" officeooo:paragraph-rsid="00193f94" style:font-size-asian="36pt" style:font-weight-asian="bold" style:font-size-complex="3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8">Thème III</text:p>
      <text:p text:style-name="P3">Dynamiques géographiques des grandes aires continentales </text:p>
      <text:p text:style-name="P2"/>
      <text:p text:style-name="P2"/>
      <text:p text:style-name="P4">Séquence I</text:p>
      <text:p text:style-name="P5">L’Amérique : puissance du Nord, affirmation du Sud</text:p>
      <text:p text:style-name="P2"/>
      <text:p text:style-name="P2"/>
      <text:p text:style-name="P6">Séance 1 : Le continent américain : entre tensions et intégrations régional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3f94" officeooo:paragraph-rsid="00193f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éographie <text:tab/><text:tab/>T3 S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03:51.207000000</meta:creation-date>
    <dc:date>2019-03-12T12:07:19.998000000</dc:date>
    <meta:editing-duration>PT3M29S</meta:editing-duration>
    <meta:editing-cycles>1</meta:editing-cycles>
    <meta:document-statistic meta:table-count="0" meta:image-count="0" meta:object-count="0" meta:page-count="1" meta:paragraph-count="6" meta:word-count="33" meta:character-count="221" meta:non-whitespace-character-count="191"/>
    <meta:generator>LibreOffice/5.1.6.2$Windows_x86 LibreOffice_project/07ac168c60a517dba0f0d7bc7540f5afa45f0909</meta:generator>
  </office:meta>
</office:document-meta>
</file>